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break-before="page"/>
      <style:text-properties style:font-name="Times New Roman" fo:font-style="normal" style:font-style-asian="normal" style:font-style-complex="normal"/>
    </style:style>
    <style:style style:name="P6" style:family="paragraph" style:parent-style-name="Standard" style:list-style-name="L1"/>
    <style:style style:name="P7" style:family="paragraph" style:parent-style-name="Standard" style:list-style-name="L1">
      <style:text-properties style:font-name="Times New Roman" fo:font-style="normal" style:font-style-asian="normal" style:font-style-complex="normal"/>
    </style:style>
    <style:style style:name="P8" style:family="paragraph" style:parent-style-name="Standard" style:list-style-name="L2"/>
    <style:style style:name="P9" style:family="paragraph" style:parent-style-name="Standard" style:list-style-name="L2">
      <style:text-properties style:font-name="Courier New"/>
    </style:style>
    <style:style style:name="T1" style:family="text">
      <style:text-properties style:font-name="Courier New" fo:font-weight="normal" style:font-weight-asian="normal" style:font-weight-complex="normal"/>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fo:font-weight="normal" style:language-asian="ja" style:country-asian="JP" style:font-style-asian="normal" style:font-weight-asian="normal" style:font-style-complex="normal" style:font-weight-complex="normal"/>
    </style:style>
    <style:style style:name="T4" style:family="text">
      <style:text-properties style:font-name="Times New Roman" fo:font-weight="normal" style:font-weight-asian="normal" style:font-weight-complex="normal"/>
    </style:style>
    <style:style style:name="T5" style:family="text">
      <style:text-properties style:font-name="Times New Roman" fo:font-style="italic" style:text-underline-style="none" style:font-style-asian="italic" style:font-style-complex="italic"/>
    </style:style>
    <style:style style:name="T6" style:family="text">
      <style:text-properties fo:font-weight="normal" style:font-weight-asian="normal" style:font-weight-complex="normal"/>
    </style:style>
    <style:style style:name="T7" style:family="text">
      <style:text-properties style:font-name="Courier New"/>
    </style:style>
    <style:style style:name="T8" style:family="text">
      <style:text-properties style:font-name="Courier New" fo:font-style="normal" style:font-style-asian="normal" style:font-style-complex="normal"/>
    </style:style>
    <style:style style:name="T9" style:family="text">
      <style:text-properties style:font-name="Courier New" fo:font-style="normal" fo:font-weight="normal" style:language-asian="ja" style:country-asian="JP" style:font-style-asian="normal" style:font-weight-asian="normal" style:font-style-complex="normal" style:font-weight-complex="normal"/>
    </style:style>
    <style:style style:name="T10" style:family="text">
      <style:text-properties fo:font-style="normal" fo:font-weight="normal" style:language-asian="ja" style:country-asian="JP" style:font-style-asian="normal" style:font-weight-asian="normal" style:font-style-complex="normal" style:font-weight-complex="normal"/>
    </style:style>
    <style:style style:name="T11" style:family="text">
      <style:text-properties style:font-name="Times New Roman" fo:font-style="normal" style:font-style-asian="normal" style:font-style-complex="normal"/>
    </style:style>
    <style:style style:name="T12" style:family="text">
      <style:text-properties style:font-name="Times New Roman" fo:font-style="normal" fo:font-weight="normal" style:language-asian="ja" style:country-asian="JP" style:font-style-asian="normal" style:font-weight-asian="normal" style:font-style-complex="normal" style:font-weight-complex="normal"/>
    </style:style>
    <style:style style:name="T13" style:family="text">
      <style:text-properties style:font-name="Times New Roman" fo:font-style="italic" style:font-style-asian="italic" style:font-style-complex="italic"/>
    </style:style>
    <style:style style:name="T14" style:family="text">
      <style:text-properties style:font-name="Times New Roman" fo:font-style="italic" style:text-underline-style="none" style:font-style-asian="italic" style:font-style-complex="italic"/>
    </style:style>
    <style:style style:name="T15" style:family="text">
      <style:text-properties style:font-name="Times New Roman" fo:font-style="italic" fo:font-weight="normal" style:language-asian="ja" style:country-asian="JP" style:font-style-asian="italic" style:font-weight-asian="normal" style:font-style-complex="italic"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ule 1 - <text:s/>Basic Programming Concepts</text:p>
      <text:p text:style-name="Standard"/>
      <text:p text:style-name="P2">Chapter 5 – Structures and Enumeration Types</text:p>
      <text:p text:style-name="Standard"/>
      <text:p text:style-name="P3">Questionnaire</text:p>
      <text:p text:style-name="Standard"/>
      <text:list xml:id="list24131863" text:style-name="L1">
        <text:list-item>
          <text:p text:style-name="P7">Which C programming language construct is the foundation for object orientation in eC?<text:line-break/></text:p>
        </text:list-item>
        <text:list-item>
          <text:p text:style-name="P7">Define an eC structure named 'MyThing' containing two data members. The first data member shall be named 'a' and be of type int, while the second shall be named 'b' and be of type 'String'.<text:line-break/></text:p>
        </text:list-item>
        <text:list-item>
          <text:p text:style-name="P6"><text:span text:style-name="T2">Declare a variable named myThing with MyThing as its data type.<text:line-break/></text:span><text:span text:style-name="T5">Note the 'camelCase' convention for variables as opposed to a first uppercase letter for the the structure type. </text:span><text:span text:style-name="T2"><text:line-break/></text:span></text:p>
        </text:list-item>
        <text:list-item>
          <text:p text:style-name="P7">Set myThing's 'a' data member to be 24, and 'b' to be the string literal "hello";<text:line-break/></text:p>
        </text:list-item>
        <text:list-item>
          <text:p text:style-name="P7">Rewrite the declaration in #3 and the initialization in #4 together in a declaration using a list initializer.<text:line-break/></text:p>
        </text:list-item>
        <text:list-item>
          <text:p text:style-name="P7">Rewrite the declaration in #5 using the eC instantiation syntax, without using explicit member assignment.<text:line-break/></text:p>
        </text:list-item>
        <text:list-item>
          <text:p text:style-name="P7">Rewrite the declaration in #6 using the eC instantiation syntax, this time using explicit member assignment for both a and b.<text:line-break/></text:p>
        </text:list-item>
        <text:list-item>
          <text:p text:style-name="P7">What is the difference between <text:span text:style-name="T7">MyThing myThing;</text:span> and <text:span text:style-name="T7">MyThing myThing { };</text:span> ? <text:line-break/></text:p>
        </text:list-item>
        <text:list-item>
          <text:p text:style-name="P7">Consider the following:<text:line-break/><text:line-break/><text:span text:style-name="T7">struct SomeStruct<text:line-break/>{<text:line-break/> <text:s text:c="2"/>bool tasty;<text:line-break/> <text:s text:c="2"/>String lamb;<text:line-break/> <text:s text:c="2"/>int moussaka;<text:line-break/>};<text:line-break/>SomeStruct meal { lamb = "Bambi", 23, tasty = true };</text:span><text:line-break/><text:line-break/>Which data member does 23 get assigned to?<text:line-break/></text:p>
        </text:list-item>
        <text:list-item>
          <text:p text:style-name="P6"><text:span text:style-name="T2">Consider the following function and code snippet. What will the values of the a and b data members be after the following call?<text:line-break/></text:span><text:span text:style-name="T8">void DoSomethingWith(MyThing thing)<text:line-break/>{<text:line-break/> <text:s text:c="2"/>thing.a = 20;<text:line-break/> <text:s text:c="2"/>thing.b = "gone";<text:line-break/>}<text:line-break/>MyThing myThing { 45, "mine" };<text:line-break/>DoSomethingWith(myThing);</text:span></text:p>
        </text:list-item>
        <text:list-item>
          <text:p text:style-name="P6"><text:soft-page-break/><text:span text:style-name="T2">What if we used the same code as in #10, but replaced the DoSomethingWith declaration by:<text:line-break/></text:span><text:span text:style-name="T8">void DoSomethingWith(struct MyThing thing)</text:span><text:span text:style-name="T2">? What would the value of the a and b data members be then?<text:line-break/></text:span><text:span text:style-name="T13">Note: The eC compiler currently has a bug (</text:span><text:a xlink:type="simple" xlink:href="http://ecere.com/mantis/view.php?id=140"><text:span text:style-name="T13">http://ecere.com/mantis/view.php?id=140</text:span></text:a><text:span text:style-name="T13"> ) that prevents this code to compile properly. The behavior described in he Tao is what 'should' happen.</text:span><text:span text:style-name="T2"><text:line-break/></text:span></text:p>
        </text:list-item>
        <text:list-item>
          <text:p text:style-name="P6"><text:span text:style-name="T2">Give an example of an anonymous instantiation.<text:line-break/></text:span></text:p>
        </text:list-item>
        <text:list-item>
          <text:p text:style-name="P6"><text:span text:style-name="T2">Give an example of an anonymous instantiation where the type is inferred based on an expected data type as a function call argument.<text:line-break/></text:span></text:p>
        </text:list-item>
        <text:list-item>
          <text:p text:style-name="P6"><text:span text:style-name="T2">What is a union?<text:line-break/></text:span></text:p>
        </text:list-item>
        <text:list-item>
          <text:p text:style-name="P6"><text:span text:style-name="T2">How can you obtain the size of the MyThing structure?<text:line-break/></text:span></text:p>
        </text:list-item>
        <text:list-item>
          <text:p text:style-name="P6"><text:span text:style-name="T2">Define an enumeration type named FunNumber, containing the values zero, one, two, three, each equivalent to their respective numeric.<text:line-break/></text:span></text:p>
        </text:list-item>
        <text:list-item>
          <text:p text:style-name="P6"><text:span text:style-name="T2">Rewrite the enumeration in #16 for each value to be of 16 bit.<text:line-break/></text:span></text:p>
        </text:list-item>
        <text:list-item>
          <text:p text:style-name="P6"><text:span text:style-name="T2">Rewrite the same enumeration in #15, but omit 'zero', although still making sure 'one' is equal to 1 and so on.<text:line-break/></text:span></text:p>
        </text:list-item>
        <text:list-item>
          <text:p text:style-name="P6"><text:span text:style-name="T2">With that enumeration define, what would declaring: </text:span><text:span text:style-name="T8">int a = one;</text:span><text:span text:style-name="T2"> do ?<text:line-break/></text:span></text:p>
        </text:list-item>
        <text:list-item>
          <text:p text:style-name="P6"><text:span text:style-name="T2">How could you rewrite the declaration in #19, still keeping 'int' for the data type of a, but explicitly using the value of the enumeration 'one' of the enumeration named 'FunNumber'?<text:line-break/></text:span><text:span text:style-name="T5">Hint: the next question.</text:span><text:span text:style-name="T2"><text:line-break/></text:span></text:p>
        </text:list-item>
        <text:list-item>
          <text:p text:style-name="P6"><text:span text:style-name="T2">How can you conveniently obtain the largest value + 1 of the FunNumber eC enumeration type <text:s/>(called 'the size of the enumeration')?<text:line-break/></text:span><text:span text:style-name="T13">Note #1: we will see later on how this is useful in allocating space for arrays where each of the possible index value is a value of an enumeration type<text:line-break/><text:line-break/>Note #2: enumeration inheritance continuity is broken at the moment in the eC compiler.<text:line-break/>The values restart at 0 instead of logically continuing from the base enumeration!<text:line-break/>With the Tao example, ceres shows as 0 instead of being 8! This is another compiler bug:<text:line-break/></text:span><text:a xlink:type="simple" xlink:href="http://ecere.com/mantis/view.php?id=139"><text:span text:style-name="T13">http://ecere.com/mantis/view.php?id=139</text:span></text:a><text:span text:style-name="T13"> </text:span></text:p>
          <text:p text:style-name="P6"><text:span text:style-name="T13"/></text:p>
        </text:list-item>
      </text:list>
      <text:p text:style-name="P5"/>
      <text:p text:style-name="P3">Lab Work<text:line-break/><text:line-break/><text:span text:style-name="T6">Note: You can add </text:span><text:span text:style-name="T1">system("pause");</text:span><text:span text:style-name="T4"> at the end of your Main() method so that the Win32 console stays up and you have time to look at the output. Also make sure to select “Console Application” in the project settings / Linker tab.</text:span></text:p>
      <text:p text:style-name="P4"/>
      <text:list xml:id="list24140984" text:style-name="L2">
        <text:list-item>
          <text:p text:style-name="P8"><text:span text:style-name="T3">Let's write a spin off of our last calculator program. This time we'll use structures to hold a 2D Vector data type, and we'll try to support basic operations on 2D vectors.<text:line-break/>We'll support addition, subtraction, multiplication and division by a scalar, as well as computing the length (or module) of the vector.<text:line-break/>Vector operations are quite easy. Our Vector structure will contain a member x, and a member y. Both will be declared as float. To add or subtract vectors, simply add the x together to give the x member of the resulting vector, same goes for the y. To multiply or divide by a scalar, simply multiply or divide both members by the scalar.<text:line-break/>Adapt the program from Lab #4 to support this. The new prompt should read something like:<text:line-break/><text:line-break/></text:span><text:span text:style-name="T9">Chose an operation to perform: +, -, *, /, m (module/length). q to quit.<text:line-break/><text:line-break/></text:span><text:span text:style-name="T3">You will need to change the input logic a bit, because in some cases now you need to ask the user for a scalar for the second parameter, in others you require two vectors. In the case of the module, or length, you only need one input parameter: the vector itself. The module of a vector is equal to the square root of the sum of each member squared. You can use the predefined C library function </text:span><text:span text:style-name="T9">sqrt</text:span><text:span text:style-name="T3"> for that purpose, which takes for parameter the number whose square root you are interested in.<text:line-break/><text:line-break/>Now how will we input vectors? As we just saw, all eC data types are in fact objects. As we will see in the next chapters on object orientation, objects can contain both data and methods. A method exists for all objects to retrieve the data from a string. It is called </text:span><text:span text:style-name="T9">OnGetDataFromString</text:span><text:span text:style-name="T3">.<text:line-break/>You can thus call it from a Vector variable, passing it the string you input through </text:span><text:span text:style-name="T9">gets</text:span><text:span text:style-name="T3">, to retrieve your vector, as such:<text:line-break/><text:line-break/></text:span><text:span text:style-name="T9">Vector vector;<text:line-break/>char input[1024];</text:span></text:p>
          <text:p text:style-name="P9"><text:span text:style-name="T10">gets(input);</text:span></text:p>
          <text:p text:style-name="P8"><text:span text:style-name="T9">while(!vector.OnGetDataFromString(input))<text:line-break/>...<text:line-break/></text:span><text:span text:style-name="T3"><text:line-break/></text:span><text:span text:style-name="T15">Note: There are however currently some issues using these base methods like OnGetDataFromString with some basic data types such as double. </text:span><text:span text:style-name="T3"><text:s text:c="2"/></text:span><text:span text:style-name="T9"><text:line-break/><text:line-break/></text:span><text:span text:style-name="T3">The vectors will automatically be input and printed with the comma (,) serving as a component separator for x and y.<text:line-break/></text:span></text:p>
          <text:p text:style-name="P8"><text:span text:style-name="T3"><text:line-break/><text:line-break/><text:line-break/></text:span><text:soft-page-break/><text:span text:style-name="T3"><text:line-break/><text:line-break/></text:span></text:p>
        </text:list-item>
        <text:list-item>
          <text:p text:style-name="P8"><text:span text:style-name="T3">Let's write another spin off of the calculator to test out enumeration types.<text:line-break/>We will define an enumeration to hold known color values. We'll define a limited set of colors for the purpose of the lab. We will use 24 bit values, where 8 bit is used up for each Red, Green, and Blue component of the color, as is common on the web and the HTML syntax. Our enumeration will contain the following values:<text:line-break/><text:line-break/></text:span><text:span text:style-name="T9"> <text:s text:c="2"/>black <text:s text:c="2"/>= 0<text:line-break/> <text:s text:c="2"/>red <text:s text:c="4"/>= 0xFF0000<text:line-break/> <text:s text:c="2"/>green <text:s text:c="2"/>= 0x00FF00<text:line-break/> <text:s text:c="2"/>blue <text:s text:c="3"/>= 0x0000FF<text:line-break/> <text:s text:c="2"/>yellow <text:s/>= 0xFFFF00<text:line-break/> <text:s text:c="2"/>magenta = 0xFF00FF<text:line-break/> <text:s text:c="2"/>cyan <text:s text:c="3"/>= 0x00FFFF<text:line-break/> <text:s text:c="2"/>white <text:s text:c="2"/>= 0xFFFFFF</text:span><text:span text:style-name="T3"><text:line-break/><text:line-break/>We will now support both addition and subtraction of known colors. We will only display properly results which in turn are known colors, due to the limitation of enumerations for this purpose (because any other value not within the enumeration is actually an invalid value for the enumeration data type). We will see later on when we cover Bit classes a way to extend this functionality. We also won't address value under/overflows to keep things simple.<text:line-break/><text:line-break/>To input colors, we will use the same technique as for vectors, using OnGetDataFromString. If a color is invalid, the user will be prompted with the list of possible colors he can enter. We could use a for loop with </text:span><text:span text:style-name="T9">enumSize</text:span><text:span text:style-name="T3"> for that purpose if our enumeration type was contiguous, but since there are big gaps in between our values, it would not work well. So we'll stick to a static prompt:<text:line-break/></text:span></text:p>
          <text:p text:style-name="P8"><text:span text:style-name="T15">Please enter a known color (black, red, green, blue, yellow, magenta, cyan or white)</text:span></text:p>
          <text:p text:style-name="P8"><text:span text:style-name="T3"><text:s/><text:line-break/>A sample output should give:<text:line-break/><text:line-break/></text:span><text:span text:style-name="T9">red + blue = magenta<text:line-break/><text:line-break/>cyan - green = blu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rome St-Louis</meta:initial-creator>
    <meta:creation-date>2010-09-05T02:45:47.17</meta:creation-date>
    <dc:date>2010-10-04T06:09:33.23</dc:date>
    <dc:creator>Jerome St-Louis</dc:creator>
    <meta:editing-duration>PT65H12M54S</meta:editing-duration>
    <meta:editing-cycles>154</meta:editing-cycles>
    <meta:generator>OpenOffice.org/3.2$Win32 OpenOffice.org_project/320m12$Build-9483</meta:generator>
    <meta:document-statistic meta:table-count="0" meta:image-count="0" meta:object-count="0" meta:page-count="4" meta:paragraph-count="32" meta:word-count="1258" meta:character-count="7272"/>
  </office:meta>
</office:document-meta>
</file>